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666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Investigato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Load data</text:p>
          </draw:text-box>
        </draw:frame>
        <draw:frame presentation:style-name="pr4" draw:text-style-name="P3" draw:layer="layout" svg:width="25.199cm" svg:height="14.087cm" svg:x="1.4cm" svg:y="4.913cm" presentation:class="outline" presentation:user-transformed="true">
          <draw:text-box>
            <text:list text:style-name="L2">
              <text:list-item>
                <text:p>Multiple sessions</text:p>
                <text:list>
                  <text:list-item>
                    <text:p>Add/remove/copy</text:p>
                  </text:list-item>
                  <text:list-item>
                    <text:p>Save/load</text:p>
                  </text:list-item>
                </text:list>
              </text:list-item>
              <text:list-item>
                <text:p><text:a xlink:href="https://data.mendeley.com/datasets/46htwnp833/1" xlink:type="simple">https://data.mendeley.com/datasets/46htwnp833/1</text:a></text:p>
                <text:list>
                  <text:list-item>
                    <text:p>This data set contains NIR absorbance spectra of the wavelength range 309 - 1149 nm of mango mesocarp with corresponding dry matter content values (DM ~ ripeness).</text:p>
                  </text:list-item>
                </text:list>
              </text:list-item>
              <text:list-item>
                <text:p>Load mango CSV dataset in LibreOffice Calc</text:p>
              </text:list-item>
              <text:list-item>
                <text:p>Copy section, add Clipboard source</text:p>
              </text:list-item>
              <text:list-item>
                <text:p>Show selecting class from table</text:p>
              </text:list-item>
              <text:list-item>
                <text:p>Change class attribute selection from menu</text:p>
                <text:list>
                  <text:list-item>
                    <text:p>use ByName -&gt; DM</text:p>
                  </text:list-item>
                </text:list>
              </text:list-item>
              <text:list-item>
                <text:p>Load mango ARFF datasets (cal, val-ex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Preprocess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uick change attribute types</text:p>
              </text:list-item>
              <text:list-item>
                <text:p>remove attributes manual, undo</text:p>
              </text:list-item>
              <text:list-item>
                <text:p>split dataset</text:p>
              </text:list-item>
              <text:list-item>
                <text:p>batch filter (Remove, select atts for range)</text:p>
              </text:list-item>
              <text:list-item>
                <text:p>save datasets</text:p>
              </text:list-item>
              <text:list-item>
                <text:p>revert modified datas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Data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ort by DM, plot column</text:p>
              </text:list-item>
              <text:list-item>
                <text:p>Select range</text:p>
                <text:list>
                  <text:list-item>
                    <text:p>save selected</text:p>
                  </text:list-item>
                  <text:list-item>
                    <text:p>as new dataset</text:p>
                  </text:list-item>
                  <text:list-item>
                    <text:p>filter "Temp" using "low"</text:p>
                  </text:list-item>
                  <text:list-item>
                    <text:p>remove filter</text:p>
                  </text:list-item>
                </text:list>
              </text:list-item>
              <text:list-item>
                <text:p>Select single row, plot row (13-las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text-style-name="P3" draw:layer="layout" svg:width="25.199cm" svg:height="14.587cm" svg:x="1.4cm" svg:y="4.813cm" presentation:class="outline" presentation:user-transformed="true">
          <draw:text-box>
            <text:list text:style-name="L2">
              <text:list-item>
                <text:p>select train/test set, select datasets</text:p>
              </text:list-item>
              <text:list-item>
                <text:p>additional attributes SampleID</text:p>
              </text:list-item>
              <text:list-item>
                <text:p>classifier: FilteredClassifier</text:p>
                <text:list>
                  <text:list-item>
                    <text:p>(LWLSynchro: 250 neighbors, GPD)</text:p>
                  </text:list-item>
                  <text:list-item>
                    <text:p>(MultiFilter: Remove 12-last inv, PLSFilter)</text:p>
                  </text:list-item>
                </text:list>
              </text:list-item>
              <text:list-item>
                <text:p>evaluate</text:p>
              </text:list-item>
              <text:list-item>
                <text:p>output generators: add Errors, regenerate</text:p>
              </text:list-item>
              <text:list-item>
                <text:p text:style-name="P4">click on crosses in Errors plots (-&gt; SampleID col)</text:p>
              </text:list-item>
              <text:list-item>
                <text:p text:style-name="P4">result history: export output as zip</text:p>
              </text:list-item>
              <text:list-item>
                <text:p text:style-name="P4">output generators: add Predictions (-&gt; SampleID col)</text:p>
              </text:list-item>
              <text:list-item>
                <text:p text:style-name="P4">result history: export output as z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text-style-name="P3" draw:layer="layout" svg:width="25.199cm" svg:height="14.687cm" svg:x="1.4cm" svg:y="4.913cm" presentation:class="outline" presentation:user-transformed="true">
          <draw:text-box>
            <text:list text:style-name="L2">
              <text:list-item>
                <text:p>copy tab</text:p>
              </text:list-item>
              <text:list-item>
                <text:p>switch to cross-validation</text:p>
              </text:list-item>
              <text:list-item>
                <text:p>on data tab: </text:p>
                <text:list>
                  <text:list-item>
                    <text:p>show repeats</text:p>
                  </text:list-item>
                  <text:list-item>
                    <text:p>select two rows, ArrayStatistics: ArrayDifference 13-last</text:p>
                  </text:list-item>
                </text:list>
              </text:list-item>
              <text:list-item>
                <text:p>use grouped CV on SampleID</text:p>
              </text:list-item>
              <text:list-item>
                <text:p>additional atts: SampleID</text:p>
              </text:list-item>
              <text:list-item>
                <text:p>evaluate</text:p>
              </text:list-item>
              <text:list-item>
                <text:p>use regular CV</text:p>
              </text:list-item>
              <text:list-item>
                <text:p>evaluate</text:p>
              </text:list-item>
              <text:list-item>
                <text:p>select both, compare output: err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Flow editor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The Interface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left: list of open flows</text:p>
              </text:list-item>
              <text:list-item>
                <text:p>center: current flow</text:p>
              </text:list-item>
              <text:list-item>
                <text:p>right: tabs (eg actor help, actors, current parameter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V - mango-1</text:p>
          </draw:text-box>
        </draw:frame>
        <draw:frame presentation:style-name="pr4" draw:text-style-name="P3" draw:layer="layout" svg:width="25.199cm" svg:height="14.087cm" svg:x="1.4cm" svg:y="4.913cm" presentation:class="outline" presentation:user-transformed="true">
          <draw:text-box>
            <text:list text:style-name="L2">
              <text:list-item>
                <text:p>FileSupplier for mango ARFF</text:p>
              </text:list-item>
              <text:list-item>
                <text:p>load dataset</text:p>
              </text:list-item>
              <text:list-item>
                <text:p>set class</text:p>
              </text:list-item>
              <text:list-item>
                <text:p>cross-validate (with grouped)</text:p>
              </text:list-item>
              <text:list-item>
                <text:p>callable actor with classifier setup</text:p>
                <text:list>
                  <text:list-item>
                    <text:p>FilteredClassifier</text:p>
                    <text:list>
                      <text:list-item>
                        <text:p>(LWLSynchro: GPD, 250 neighbors)</text:p>
                      </text:list-item>
                      <text:list-item>
                        <text:p>(MultiFilter: Remove 1-11, PLSFilter)</text:p>
                      </text:list-item>
                    </text:list>
                  </text:list-item>
                </text:list>
              </text:list-item>
              <text:list-item>
                <text:p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Train/test - mango-2</text:p>
          </draw:text-box>
        </draw:frame>
        <draw:frame presentation:style-name="pr4" draw:text-style-name="P3" draw:layer="layout" svg:width="25.199cm" svg:height="14.887cm" svg:x="1.4cm" svg:y="4.913cm" presentation:class="outline" presentation:user-transformed="true">
          <draw:text-box>
            <text:list text:style-name="L2">
              <text:list-item>
                <text:p text:style-name="P4">for each: cal, val_ext</text:p>
                <text:list>
                  <text:list-item>
                    <text:p>FileSupplier for mango ARFF</text:p>
                  </text:list-item>
                  <text:list-item>
                    <text:p>load dataset</text:p>
                  </text:list-item>
                  <text:list-item>
                    <text:p>set class</text:p>
                  </text:list-item>
                  <text:list-item>
                    <text:p>add to storage</text:p>
                  </text:list-item>
                </text:list>
              </text:list-item>
              <text:list-item>
                <text:p>evaluate</text:p>
                <text:list>
                  <text:list-item>
                    <text:p>MakeContainer</text:p>
                    <text:list>
                      <text:list-item>
                        <text:p>WekaTrainTestContainer (Train/Test)</text:p>
                      </text:list-item>
                    </text:list>
                  </text:list-item>
                  <text:list-item>
                    <text:p>WekaTrainTestSetEvaluator</text:p>
                  </text:list-item>
                  <text:list-item>
                    <text:p>callable actor with classifier setup</text:p>
                    <text:list>
                      <text:list-item>
                        <text:p>FilteredClassifier</text:p>
                        <text:list>
                          <text:list-item>
                            <text:p>(LWLSynchro: GPD, 250 neighbors)</text:p>
                          </text:list-item>
                          <text:list-item>
                            <text:p>(MultiFilter: Remove 1-11, PLSFilter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 presentation:user-transformed="true">
          <draw:text-box>
            <text:p>Interactive - mango-3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Making mango-1 interactive</text:p>
              </text:list-item>
              <text:list-item>
                <text:p>Let user select dataset, output dir</text:p>
                <text:list>
                  <text:list-item>
                    <text:p>EnterManyValues (via template)</text:p>
                    <text:list>
                      <text:list-item>
                        <text:p>input_file</text:p>
                      </text:list-item>
                      <text:list-item>
                        <text:p>output_dir</text:p>
                      </text:list-item>
                    </text:list>
                  </text:list-item>
                </text:list>
              </text:list-item>
              <text:list-item>
                <text:p text:style-name="P4">Store plot/text in output files</text:p>
                <text:list>
                  <text:list-item>
                    <text:p>use Tabview</text:p>
                  </text:list-item>
                  <text:list-item>
                    <text:p>create vars for output files</text:p>
                  </text:list-item>
                  <text:list-item>
                    <text:p>CallableActorScreenshot for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8:05.685347789</meta:creation-date>
    <dc:date>2021-11-25T16:26:06.533540015</dc:date>
    <meta:editing-duration>PT21H55M46S</meta:editing-duration>
    <meta:editing-cycles>19</meta:editing-cycles>
    <meta:generator>LibreOffice/6.4.7.2$Linux_X86_64 LibreOffice_project/40$Build-2</meta:generator>
    <meta:document-statistic meta:object-count="63"/>
  </office:meta>
</office:document-meta>
</file>